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26.45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50.4pt"/>
    </style:style>
    <style:style style:name="co9" style:family="table-column">
      <style:table-column-properties fo:break-before="auto" style:column-width="37.3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529.8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96.69pt"/>
    </style:style>
    <style:style style:name="co14" style:family="table-column">
      <style:table-column-properties fo:break-before="auto" style:column-width="85.15pt"/>
    </style:style>
    <style:style style:name="co15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fo:background-color="#c2e0ae"/>
    </style:style>
    <style:style style:name="ce15" style:family="table-cell" style:parent-style-name="Default">
      <style:table-cell-properties fo:background-color="#fff9ae"/>
    </style:style>
    <style:style style:name="ce17" style:family="table-cell" style:parent-style-name="Default">
      <style:table-cell-properties fo:background-color="#87d1d1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fff9ae" style:text-align-source="fix" style:repeat-content="false"/>
      <style:paragraph-properties fo:text-align="start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0.0.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2" table:default-cell-style-name="ce18"/>
        <table:table-column table:style-name="co10" table:number-columns-repeated="2" table:default-cell-style-name="ce18"/>
        <table:table-column table:style-name="co9" table:default-cell-style-name="ce18"/>
        <table:table-column table:style-name="co7" table:number-columns-repeated="3" table:default-cell-style-name="ce18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Combo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6" office:value-type="string" calcext:value-type="string">
            <text:p>Hip Throw</text:p>
          </table:table-cell>
          <table:table-cell table:style-name="ce16" office:value-type="string" calcext:value-type="string">
            <text:p>Basic</text:p>
          </table:table-cell>
          <table:table-cell table:style-name="ce16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office:value-type="string" calcext:value-type="string">
            <text:p>Payoff</text:p>
          </table:table-cell>
          <table:table-cell table:style-name="ce23" table:number-columns-repeated="4"/>
          <table:table-cell table:style-name="ce16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6" office:value-type="string" calcext:value-type="string">
            <text:p>Strike</text:p>
          </table:table-cell>
          <table:table-cell table:style-name="ce16" office:value-type="string" calcext:value-type="string">
            <text:p>Basic</text:p>
          </table:table-cell>
          <table:table-cell table:style-name="ce16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1"/>
          <table:table-cell table:style-name="ce16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6" office:value-type="string" calcext:value-type="string">
            <text:p>Defend</text:p>
          </table:table-cell>
          <table:table-cell table:style-name="ce16" office:value-type="string" calcext:value-type="string">
            <text:p>Basic</text:p>
          </table:table-cell>
          <table:table-cell table:style-name="ce16" office:value-type="string" calcext:value-type="string">
            <text:p>Skill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1"/>
          <table:table-cell table:style-name="ce16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6" office:value-type="string" calcext:value-type="string">
            <text:p>Grab</text:p>
          </table:table-cell>
          <table:table-cell table:style-name="ce16" office:value-type="string" calcext:value-type="string">
            <text:p>Basic</text:p>
          </table:table-cell>
          <table:table-cell table:style-name="ce16" office:value-type="string" calcext:value-type="string">
            <text:p>Skill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6"/>
          <table:table-cell table:style-name="ce23" office:value-type="string" calcext:value-type="string">
            <text:p>Enable</text:p>
          </table:table-cell>
          <table:table-cell table:style-name="ce23" table:number-columns-repeated="4"/>
          <table:table-cell table:style-name="ce16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Cheap Shot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1"/>
          <table:table-cell table:style-name="ce15" office:value-type="string" calcext:value-type="string">
            <text:p>Deal 8 damage. Reduce the damage of {all Cheap Shot cards}(this card) by 2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Elbow Cut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1(2)</text:p>
          </table:table-cell>
          <table:table-cell table:style-name="ce22" table:number-columns-repeated="9"/>
          <table:table-cell table:style-name="ce15" office:value-type="string" calcext:value-type="string">
            <text:p>Deal 9(12) damage. If the enemy is grappled, draw 1(2) card(s)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Void Blast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9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alf Nelson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ammer Strik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string" calcext:value-type="string">
            <text:p>1(2)</text:p>
          </table:table-cell>
          <table:table-cell table:style-name="ce22" table:number-columns-repeated="6"/>
          <table:table-cell table:style-name="ce15" office:value-type="string" calcext:value-type="string">
            <text:p>Deal 9(11) damage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Invisible Hand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1"/>
          <table:table-cell table:style-name="ce15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Jab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ele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3"/>
          <table:table-cell table:style-name="ce15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ind Spik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Deal 5(7) Damage. Apply 3(4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Roughhous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1"/>
          <table:table-cell table:style-name="ce15" office:value-type="string" calcext:value-type="string">
            <text:p>Deal 2 damage 3(4) times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uplex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areful Approach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number-columns-repeated="2" table:style-name="ce22" office:value-type="string" calcext:value-type="string">
            <text:p>Enable</text:p>
          </table:table-cell>
          <table:table-cell table:style-name="ce22" table:number-columns-repeated="3"/>
          <table:table-cell table:style-name="ce15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harming Words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string" calcext:value-type="string">
            <text:p>Weak</text:p>
          </table:table-cell>
          <table:table-cell table:style-name="ce22" table:number-columns-repeated="2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Dark Suggestion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Apply 7(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Penetrating Shot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6"/>
          <table:table-cell table:style-name="ce22" office:value-type="string" calcext:value-type="string">
            <text:p>Enable</text:p>
          </table:table-cell>
          <table:table-cell table:style-name="ce22" table:number-columns-repeated="4"/>
          <table:table-cell table:style-name="ce15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crambl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string" calcext:value-type="string">
            <text:p>1(2)</text:p>
          </table:table-cell>
          <table:table-cell table:style-name="ce22" table:number-columns-repeated="6"/>
          <table:table-cell table:style-name="ce15" office:value-type="string" calcext:value-type="string">
            <text:p>Gain 8(11) Block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idestep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1(2)</text:p>
          </table:table-cell>
          <table:table-cell table:style-name="ce22" office:value-type="string" calcext:value-type="string">
            <text:p>+Dex</text:p>
          </table:table-cell>
          <table:table-cell table:style-name="ce22" table:number-columns-repeated="8"/>
          <table:table-cell table:style-name="ce15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Full Body Vice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2" office:value-type="string" calcext:value-type="string">
            <text:p>-Str</text:p>
          </table:table-cell>
          <table:table-cell table:style-name="ce22" table:number-columns-repeated="2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deal 18(24) damage and they lose 11(18) strength this turn.</text:p>
          </table:table-cell>
          <table:table-cell office:value-type="string" calcext:value-type="string">
            <text:p>Could be nerfed and made uncommo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aymaker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string" calcext:value-type="string">
            <text:p>Vuln</text:p>
          </table:table-cell>
          <table:table-cell table:style-name="ce22" table:number-columns-repeated="8"/>
          <table:table-cell table:style-name="ce15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Mind Eater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If the enemy is grappled, deal 15(19) damage and apply 15(1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acrifice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Enable</text:p>
          </table:table-cell>
          <table:table-cell table:style-name="ce15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Eldritch Form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**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Devoid. Whenever you draw a Void card, gain ** and draw 2 card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Favored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10"/>
          <table:table-cell table:style-name="ce22" office:value-type="string" calcext:value-type="string">
            <text:p>Enable</text:p>
          </table:table-cell>
          <table:table-cell table:style-name="ce15" office:value-type="string" calcext:value-type="string">
            <text:p>{Ethereal.} At the start of your turn, shuffle X random boons into your hand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Torment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Whenever you apply Horror, apply 2(3) additional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Wear Down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Willing Possession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string" calcext:value-type="string">
            <text:p>+S+/+D+</text:p>
          </table:table-cell>
          <table:table-cell table:style-name="ce15" table:number-columns-repeated="8"/>
          <table:table-cell table:style-name="ce15" office:value-type="string" calcext:value-type="string">
            <text:p><text:span text:style-name="T1">Gain 7(10) strength and 7(10)</text:span> dexterity. Gain 2 horror at the end of each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rusher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7"/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Apply X grapple to ALL enemies (twice). Each enemy loses HP equal to X(+1) times their grapple.</text:p>
          </table:table-cell>
          <table:table-cell office:value-type="string" calcext:value-type="string">
            <text:p>maybe limit to single enemy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Dominate Mind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8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Apply 40(5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Leverage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1(0)</text:p>
          </table:table-cell>
          <table:table-cell table:style-name="ce22" table:number-columns-repeated="2"/>
          <table:table-cell table:style-name="ce22" office:value-type="string" calcext:value-type="string">
            <text:p>+Str</text:p>
          </table:table-cell>
          <table:table-cell table:style-name="ce22" table:number-columns-repeated="8"/>
          <table:table-cell table:style-name="ce15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ind Meld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2(1)</text:p>
          </table:table-cell>
          <table:table-cell table:style-name="ce22" table:number-columns-repeated="3"/>
          <table:table-cell table:style-name="ce22" office:value-type="string" calcext:value-type="string">
            <text:p>Weak</text:p>
          </table:table-cell>
          <table:table-cell table:style-name="ce22" table:number-columns-repeated="2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<text:span text:style-name="T1">If the enemy is grappled, gain block equal their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ubmission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Voidlight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**(*)</text:p>
          </table:table-cell>
          <table:table-cell table:style-name="ce22" office:value-type="string" calcext:value-type="string">
            <text:p>2(3)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Bear Hu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atapul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Shocking Grasp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Deal 9(13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Go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umiliate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string" calcext:value-type="string">
            <text:p>Vuln</text:p>
          </table:table-cell>
          <table:table-cell table:style-name="ce22" table:number-columns-repeated="2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Laria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*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Pounce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string" calcext:value-type="string">
            <text:p>Enable</text:p>
          </table:table-cell>
          <table:table-cell table:style-name="ce22" table:number-columns-repeated="4"/>
          <table:table-cell table:style-name="ce15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7" office:value-type="string" calcext:value-type="string">
            <text:p>Psychedelic Illusion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Dex</text:p>
          </table:table-cell>
          <table:table-cell table:style-name="ce22" table:number-columns-repeated="8"/>
          <table:table-cell table:style-name="ce15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Chill Touch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2" office:value-type="string" calcext:value-type="string">
            <text:p>Payoff</text:p>
          </table:table-cell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lose Quarter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number-columns-repeated="2"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Crave Noth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2" calcext:value-type="float">
            <text:p>2</text:p>
          </table:table-cell>
          <table:table-cell table:style-name="ce15" table:number-columns-repeated="2"/>
          <table:table-cell table:style-name="ce22" office:value-type="string" calcext:value-type="string">
            <text:p>HP</text:p>
          </table:table-cell>
          <table:table-cell table:style-name="ce15" table:number-columns-repeated="6"/>
          <table:table-cell table:style-name="ce15" office:value-type="string" calcext:value-type="string">
            <text:p>Payoff</text:p>
          </table:table-cell>
          <table:table-cell table:style-name="ce15"/>
          <table:table-cell table:style-name="ce15" office:value-type="string" calcext:value-type="string">
            <text:p>Devoid. Whenever a Void card exhausts, heal 1(2)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Get Ready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S+/+D+</text:p>
          </table:table-cell>
          <table:table-cell table:style-name="ce22" table:number-columns-repeated="8"/>
          <table:table-cell table:style-name="ce15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ticky Finger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1(0)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3"/>
          <table:table-cell table:style-name="ce15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Unearthly Vision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string" calcext:value-type="string">
            <text:p>Enable</text:p>
          </table:table-cell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Devoid. Whenever a Void card exhausts, apply 3(4) horror to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Unnerving Laughter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Ethereal. At the start of your turn, apply 3(5) horror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Agility Train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Dex+</text:p>
          </table:table-cell>
          <table:table-cell table:style-name="ce22" table:number-columns-repeated="8"/>
          <table:table-cell table:style-name="ce15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Armbar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hokehol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number-columns-repeated="6"/>
          <table:table-cell table:style-name="ce15" office:value-type="string" calcext:value-type="string">
            <text:p>Payoff</text:p>
          </table:table-cell>
          <table:table-cell table:style-name="ce15" table:number-columns-repeated="4"/>
          <table:table-cell table:style-name="ce15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ircle Behin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gain 10(1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ross Train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1"/>
          <table:table-cell table:style-name="ce15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Eldritch Insigh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2(3)</text:p>
          </table:table-cell>
          <table:table-cell table:style-name="ce22" table:number-columns-repeated="2"/>
          <table:table-cell table:style-name="ce22" office:value-type="string" calcext:value-type="string">
            <text:p>1(2)</text:p>
          </table:table-cell>
          <table:table-cell table:style-name="ce22" table:number-columns-repeated="4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Draw 2(3) cards. Move 1(2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Eldritch Whim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"/>
          <table:table-cell table:style-name="ce22" office:value-type="string" calcext:value-type="string">
            <text:p>Enable</text:p>
          </table:table-cell>
          <table:table-cell table:style-name="ce15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Fireman Lif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Enable</text:p>
          </table:table-cell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Apply 4(6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Get Se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Enable</text:p>
          </table:table-cell>
          <table:table-cell table:style-name="ce22" table:number-columns-repeated="4"/>
          <table:table-cell table:style-name="ce15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 table:style-name="ce15" office:value-type="string" calcext:value-type="string">
            <text:p>Growing Drea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Apply 8(12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ind Rea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3(5)</text:p>
          </table:table-cell>
          <table:table-cell table:style-name="ce22" table:number-columns-repeated="4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odify Memory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string" calcext:value-type="string">
            <text:p>3(5)</text:p>
          </table:table-cell>
          <table:table-cell table:style-name="ce22" table:number-columns-repeated="6"/>
          <table:table-cell table:style-name="ce15" office:value-type="string" calcext:value-type="string">
            <text:p>Move 3(5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Out of Nothing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11"/>
          <table:table-cell table:style-name="ce15" office:value-type="string" calcext:value-type="string">
            <text:p>Choose a card in your hand. Shuffle X(+1) copies of that card into your draw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Out of Reach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Petition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22" office:value-type="string" calcext:value-type="string">
            <text:p>Enable</text:p>
          </table:table-cell>
          <table:table-cell table:style-name="ce15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ecret of the Deep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15" table:number-columns-repeated="8"/>
          <table:table-cell table:style-name="ce15" office:value-type="string" calcext:value-type="string">
            <text:p>Enable</text:p>
          </table:table-cell>
          <table:table-cell table:style-name="ce15" table:number-columns-repeated="2"/>
          <table:table-cell table:style-name="ce15" office:value-type="string" calcext:value-type="string">
            <text:p>Apply 1(1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7" office:value-type="string" calcext:value-type="string">
            <text:p>Unearthly Skin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Str</text:p>
          </table:table-cell>
          <table:table-cell table:style-name="ce22" table:number-columns-repeated="8"/>
          <table:table-cell table:style-name="ce15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Vitality Drain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string" calcext:value-type="string">
            <text:p>-Str+</text:p>
          </table:table-cell>
          <table:table-cell table:style-name="ce22" table:number-columns-repeated="5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The enemy loses 2(3)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Void Cage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9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Weight Train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Str+</text:p>
          </table:table-cell>
          <table:table-cell table:style-name="ce22" table:number-columns-repeated="8"/>
          <table:table-cell table:style-name="ce15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Whisper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8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Apply 2(3) horror to ALL enemies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Hallucination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U</text:p>
          </table:table-cell>
          <table:table-cell table:style-name="ce22" table:number-columns-repeated="11"/>
          <table:table-cell table:style-name="ce15" office:value-type="string" calcext:value-type="string">
            <text:p>Unplayable. {Ethereal}. When you draw this card, add a random card of any color to your hand. That card gains Ethereal and Exhaust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Verbal Tic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U</text:p>
          </table:table-cell>
          <table:table-cell table:style-name="ce22" table:number-columns-repeated="11"/>
          <table:table-cell table:style-name="ce15" office:value-type="string" calcext:value-type="string">
            <text:p><text:span text:style-name="T1">Unplayable. {Ethereal}. When you draw this card, p</text:span>lay the top card of your deck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Twitch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string" calcext:value-type="string">
            <text:p>U</text:p>
          </table:table-cell>
          <table:table-cell table:style-name="ce22" table:number-columns-repeated="11"/>
          <table:table-cell table:style-name="ce15" office:value-type="string" calcext:value-type="string">
            <text:p>Unplayable. {Ethereal}. When you draw this card, deal 10 damage to a random enemy.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15" office:value-type="string" calcext:value-type="string">
            <text:p>Muddle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U</text:p>
          </table:table-cell>
          <table:table-cell table:style-name="ce22" table:number-columns-repeated="11"/>
          <table:table-cell table:style-name="ce15" office:value-type="string" calcext:value-type="string">
            <text:p>Unplayable. {Ethereal}. When you draw this card, randomize the costs of all cards in your hand.</text:p>
          </table:table-cell>
          <table:table-cell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tats V 0.0.2" table:style-name="ta1">
        <office:forms form:automatic-focus="false" form:apply-design-mode="false"/>
        <table:table-column table:style-name="co12" table:number-columns-repeated="2" table:default-cell-style-name="ce1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table:formula="of:=COUNTIF([$'Version 0.0.2'.$E$1:$'Version 0.0.2'.$E$182]; &quot;U*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2'.$E$1:$'Version 0.0.2'.$E$182]; &quot;X*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2'.$E$1:$'Version 0.0.2'.$E$182]; &quot;0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2'.$E$1:$'Version 0.0.2'.$E$182]; &quot;1*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2'.$E$1:$'Version 0.0.2'.$E$182]; &quot;2*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2'.$E$1:$'Version 0.0.2'.$E$182]; &quot;3*&quot;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2'.$E$1:$'Version 0.0.2'.$E$182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8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2'.$C$1:$'Version 0.0.2'.$C$182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2'.$C$1:$'Version 0.0.2'.$C$182]; &quot;Common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2'.$C$1:$'Version 0.0.2'.$C$182]; &quot;Uncommon&quot;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2'.$C$1:$'Version 0.0.2'.$C$182]; &quot;Rare&quot;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1'.$C$1:$'Version 0.0.1'.$C$182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2:.B15])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2'.$D$1:$'Version 0.0.2'.$D$182]; &quot;Attack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2'.$D$1:$'Version 0.0.2'.$D$182]; &quot;Skill&quot;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2'.$D$1:$'Version 0.0.2'.$D$182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0:.B22])" office:value-type="float" office:value="76" calcext:value-type="float">
            <text:p>76</text:p>
          </table:table-cell>
        </table:table-row>
        <table:table-row table:style-name="ro1" table:number-rows-repeated="10485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ersion 0.0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2" table:default-cell-style-name="ce18"/>
        <table:table-column table:style-name="co10" table:default-cell-style-name="ce18"/>
        <table:table-column table:style-name="co9" table:default-cell-style-name="ce18"/>
        <table:table-column table:style-name="co7" table:number-columns-repeated="3" table:default-cell-style-name="ce18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6" office:value-type="string" calcext:value-type="string">
            <text:p>Hip Throw</text:p>
          </table:table-cell>
          <table:table-cell table:style-name="ce16" office:value-type="string" calcext:value-type="string">
            <text:p>Basic</text:p>
          </table:table-cell>
          <table:table-cell table:style-name="ce16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4"/>
          <table:table-cell table:style-name="ce16" office:value-type="string" calcext:value-type="string">
            <text:p>If the enemy is grappled, deal 9(12) damage.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6" office:value-type="string" calcext:value-type="string">
            <text:p>Strike</text:p>
          </table:table-cell>
          <table:table-cell table:style-name="ce16" office:value-type="string" calcext:value-type="string">
            <text:p>Basic</text:p>
          </table:table-cell>
          <table:table-cell table:style-name="ce16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0"/>
          <table:table-cell table:style-name="ce16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DONE</text:p>
          </table:table-cell>
          <table:table-cell table:style-name="ce16" office:value-type="string" calcext:value-type="string">
            <text:p>Defend</text:p>
          </table:table-cell>
          <table:table-cell table:style-name="ce16" office:value-type="string" calcext:value-type="string">
            <text:p>Basic</text:p>
          </table:table-cell>
          <table:table-cell table:style-name="ce16" office:value-type="string" calcext:value-type="string">
            <text:p>Skill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10"/>
          <table:table-cell table:style-name="ce16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6" office:value-type="string" calcext:value-type="string">
            <text:p>Grab</text:p>
          </table:table-cell>
          <table:table-cell table:style-name="ce16" office:value-type="string" calcext:value-type="string">
            <text:p>Basic</text:p>
          </table:table-cell>
          <table:table-cell table:style-name="ce16" office:value-type="string" calcext:value-type="string">
            <text:p>Skill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5"/>
          <table:table-cell table:style-name="ce23" office:value-type="string" calcext:value-type="string">
            <text:p>Enable</text:p>
          </table:table-cell>
          <table:table-cell table:style-name="ce23" table:number-columns-repeated="4"/>
          <table:table-cell table:style-name="ce16" office:value-type="string" calcext:value-type="string">
            <text:p>Apply 2(4) Grapple. Gain 2(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heap Shot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"/>
          <table:table-cell table:style-name="ce15" office:value-type="string" calcext:value-type="string">
            <text:p>Deal 8(11) damage. The enemy gains 1 strength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Elbow Cut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1(2)</text:p>
          </table:table-cell>
          <table:table-cell table:style-name="ce22" table:number-columns-repeated="8"/>
          <table:table-cell table:style-name="ce15" office:value-type="string" calcext:value-type="string">
            <text:p>Deal 9(12) damage. If the enemy is grappled,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Eldritch Lightning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8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Devoid. Costs 1 less * for each time a Void card exhausts. Deal 5(7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alf Nelson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Deal 5(7) damage. If the enemy is grappled, deal an extra 5(7) Damage. Apply 1(2)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ammer Strik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string" calcext:value-type="string">
            <text:p>1(2)</text:p>
          </table:table-cell>
          <table:table-cell table:style-name="ce22" table:number-columns-repeated="5"/>
          <table:table-cell table:style-name="ce15" office:value-type="string" calcext:value-type="string">
            <text:p>Deal 9(11) damage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Invisible Hand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"/>
          <table:table-cell table:style-name="ce15" office:value-type="string" calcext:value-type="string">
            <text:p>Gain 3(4) block. Deal 3(4) Damag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Jab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ele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Enable</text:p>
          </table:table-cell>
          <table:table-cell table:style-name="ce22" table:number-columns-repeated="3"/>
          <table:table-cell table:style-name="ce15" office:value-type="string" calcext:value-type="string">
            <text:p>Deal 5(8) damage to ALL enemies. Apply 1(2) grapple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ind Spik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Deal 5(7) Damage. Apply 3(4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Roughhous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10"/>
          <table:table-cell table:style-name="ce15" office:value-type="string" calcext:value-type="string">
            <text:p>Deal 2 damage 3(4) times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uplex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deal 17(22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areful Approach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2" table:style-name="ce22" office:value-type="string" calcext:value-type="string">
            <text:p>Enable</text:p>
          </table:table-cell>
          <table:table-cell table:style-name="ce22" table:number-columns-repeated="3"/>
          <table:table-cell table:style-name="ce15" office:value-type="string" calcext:value-type="string">
            <text:p>Apply 2 grapple (to ALL enemies). Draw 1(2) card(s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harming Words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string" calcext:value-type="string">
            <text:p>Weak</text:p>
          </table:table-cell>
          <table:table-cell table:style-name="ce22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Dark Suggestion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Apply 7(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Penetrating Shot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5"/>
          <table:table-cell table:style-name="ce22" office:value-type="string" calcext:value-type="string">
            <text:p>Enable</text:p>
          </table:table-cell>
          <table:table-cell table:style-name="ce22" table:number-columns-repeated="4"/>
          <table:table-cell table:style-name="ce15" office:value-type="string" calcext:value-type="string">
            <text:p>Apply 3(5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cramble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string" calcext:value-type="string">
            <text:p>1(2)</text:p>
          </table:table-cell>
          <table:table-cell table:style-name="ce22" table:number-columns-repeated="5"/>
          <table:table-cell table:style-name="ce15" office:value-type="string" calcext:value-type="string">
            <text:p>Gain 8(11) Block. Move 1(2) card(s)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idestep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1(2)</text:p>
          </table:table-cell>
          <table:table-cell table:style-name="ce22" office:value-type="string" calcext:value-type="string">
            <text:p>+Dex</text:p>
          </table:table-cell>
          <table:table-cell table:style-name="ce22" table:number-columns-repeated="7"/>
          <table:table-cell table:style-name="ce15" office:value-type="string" calcext:value-type="string">
            <text:p>Draw 1(2) cards. Gain 1(2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Full Body Vice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2" office:value-type="string" calcext:value-type="string">
            <text:p>-Str</text:p>
          </table:table-cell>
          <table:table-cell table:style-name="ce22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deal 18(24) damage and they lose 11(18) strength this turn.</text:p>
          </table:table-cell>
          <table:table-cell office:value-type="string" calcext:value-type="string">
            <text:p>Could be nerfed and made uncommon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aymaker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2"/>
          <table:table-cell table:style-name="ce22" office:value-type="string" calcext:value-type="string">
            <text:p>Vuln</text:p>
          </table:table-cell>
          <table:table-cell table:style-name="ce22" table:number-columns-repeated="7"/>
          <table:table-cell table:style-name="ce15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ind Eater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/>
          <table:table-cell table:number-columns-repeated="2"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acrifice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string" calcext:value-type="string">
            <text:p>Enable</text:p>
          </table:table-cell>
          <table:table-cell table:style-name="ce15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Eldritch Form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***(*)</text:p>
          </table:table-cell>
          <table:table-cell table:style-name="ce22" table:number-columns-repeated="7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Devoid. The first time you draw a Void card each turn, gain ***(*)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Favored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8"/>
          <table:table-cell table:number-columns-repeated="2" table:style-name="ce22" office:value-type="string" calcext:value-type="string">
            <text:p>Enable</text:p>
          </table:table-cell>
          <table:table-cell table:style-name="ce15" office:value-type="string" calcext:value-type="string">
            <text:p>Devoid. {Ethereal.} At the start of your turn, add X random boons into your han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Torment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1(0)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Wear Down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Willing Possession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3" calcext:value-type="float">
            <text:p>3</text:p>
          </table:table-cell>
          <table:table-cell table:style-name="ce15" table:number-columns-repeated="2"/>
          <table:table-cell table:style-name="ce15" office:value-type="string" calcext:value-type="string">
            <text:p>+S+/+D+</text:p>
          </table:table-cell>
          <table:table-cell table:style-name="ce15" table:number-columns-repeated="7"/>
          <table:table-cell table:style-name="ce15" office:value-type="string" calcext:value-type="string">
            <text:p><text:span text:style-name="T1">Gain 7(10) strength and 7(10)</text:span> dexterity. Gain 2 horror at the end of each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rusher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Apply X grapple to ALL enemies (twice). Each enemy loses HP equal to X(+1) times their grapple.</text:p>
          </table:table-cell>
          <table:table-cell office:value-type="string" calcext:value-type="string">
            <text:p>maybe limit to single enemy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Dominate Mind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7"/>
          <table:table-cell table:number-columns-repeated="2"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Apply 40(5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Leverage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1(0)</text:p>
          </table:table-cell>
          <table:table-cell table:style-name="ce22" table:number-columns-repeated="2"/>
          <table:table-cell table:style-name="ce22" office:value-type="string" calcext:value-type="string">
            <text:p>+Str</text:p>
          </table:table-cell>
          <table:table-cell table:style-name="ce22" table:number-columns-repeated="7"/>
          <table:table-cell table:style-name="ce15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ind Meld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2(1)</text:p>
          </table:table-cell>
          <table:table-cell table:style-name="ce22" table:number-columns-repeated="3"/>
          <table:table-cell table:style-name="ce22" office:value-type="string" calcext:value-type="string">
            <text:p>Weak</text:p>
          </table:table-cell>
          <table:table-cell table:style-name="ce22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<text:span text:style-name="T1">If the enemy is grappled, gain block equal their current attack and apply 3 weak.</text:span>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ubmission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Apply 10 Grapple. If the enemy’s grapple is 60(50) or more, set that enemy’s HP to 0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Voidlight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**(*)</text:p>
          </table:table-cell>
          <table:table-cell table:style-name="ce22" office:value-type="string" calcext:value-type="string">
            <text:p>2(3)</text:p>
          </table:table-cell>
          <table:table-cell table:style-name="ce22" table:number-columns-repeated="6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Bear Hu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atapul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Eldritch Shock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Deal 9(13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Go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<text:span text:style-name="T1">Innate. Deal 7(10) damage. If the enemy is grappled, deal 7(10)</text:span> extra damag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Humiliate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2" office:value-type="string" calcext:value-type="string">
            <text:p>Vuln</text:p>
          </table:table-cell>
          <table:table-cell table:style-name="ce22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Deal 7(9) damage. If the enemy is grappled, apply 3(5) vulnerab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Laria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*</text:p>
          </table:table-cell>
          <table:table-cell table:style-name="ce22" table:number-columns-repeated="4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Deal 5(8) damage. If the enemy is grappled, gain *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Pounce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style-name="ce22" office:value-type="string" calcext:value-type="string">
            <text:p>Enable</text:p>
          </table:table-cell>
          <table:table-cell table:style-name="ce22" table:number-columns-repeated="4"/>
          <table:table-cell table:style-name="ce15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7" office:value-type="string" calcext:value-type="string">
            <text:p>Psychedelic Illusion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Dex</text:p>
          </table:table-cell>
          <table:table-cell table:style-name="ce22" table:number-columns-repeated="7"/>
          <table:table-cell table:style-name="ce15" office:value-type="string" calcext:value-type="string">
            <text:p>Deal 10(12) damage to a random enemy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hill Touch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lose Quarter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5"/>
          <table:table-cell table:number-columns-repeated="2"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Your attacks deal 3(5) additional damage to grappled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rave Noth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2" calcext:value-type="float">
            <text:p>2</text:p>
          </table:table-cell>
          <table:table-cell table:style-name="ce15" table:number-columns-repeated="2"/>
          <table:table-cell table:style-name="ce22" office:value-type="string" calcext:value-type="string">
            <text:p>HP</text:p>
          </table:table-cell>
          <table:table-cell table:style-name="ce15" table:number-columns-repeated="5"/>
          <table:table-cell table:style-name="ce15" office:value-type="string" calcext:value-type="string">
            <text:p>Payoff</text:p>
          </table:table-cell>
          <table:table-cell table:style-name="ce15"/>
          <table:table-cell table:style-name="ce15" office:value-type="string" calcext:value-type="string">
            <text:p>Whenever a Void card exhausts, heal 1(2) HP.</text:p>
          </table:table-cell>
          <table:table-cell office:value-type="string" calcext:value-type="string">
            <text:p>Devoid?</text:p>
          </table:table-cell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Get Ready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S+/+D+</text:p>
          </table:table-cell>
          <table:table-cell table:style-name="ce22" table:number-columns-repeated="7"/>
          <table:table-cell table:style-name="ce15" office:value-type="string" calcext:value-type="string">
            <text:p>Innate. Gain 1(2) strength and 1(2) dexterit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ticky Finger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string" calcext:value-type="string">
            <text:p>1(0)</text:p>
          </table:table-cell>
          <table:table-cell table:style-name="ce22" table:number-columns-repeated="6"/>
          <table:table-cell table:style-name="ce22" office:value-type="string" calcext:value-type="string">
            <text:p>Enable</text:p>
          </table:table-cell>
          <table:table-cell table:style-name="ce22" table:number-columns-repeated="3"/>
          <table:table-cell table:style-name="ce15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Unearthly Vision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Devoid. Whenever a Void card exhausts, apply 3(4) horror to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Unnerving Laughter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Ethereal. At the start of your turn, apply 3(5) horror to a random enemy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Agility Train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Dex+</text:p>
          </table:table-cell>
          <table:table-cell table:style-name="ce22" table:number-columns-repeated="7"/>
          <table:table-cell table:style-name="ce15" office:value-type="string" calcext:value-type="string">
            <text:p>Gain 2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Armbar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gain 11(14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hokehol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15" table:number-columns-repeated="5"/>
          <table:table-cell table:style-name="ce15" office:value-type="string" calcext:value-type="string">
            <text:p>Payoff</text:p>
          </table:table-cell>
          <table:table-cell table:style-name="ce15" table:number-columns-repeated="4"/>
          <table:table-cell table:style-name="ce15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ircle Behin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gain 10(13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Cross Train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10"/>
          <table:table-cell table:style-name="ce15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Eldritch Insigh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style-name="ce22" office:value-type="string" calcext:value-type="string">
            <text:p>2(3)</text:p>
          </table:table-cell>
          <table:table-cell table:style-name="ce22" table:number-columns-repeated="2"/>
          <table:table-cell table:style-name="ce22" office:value-type="string" calcext:value-type="string">
            <text:p>1(2)</text:p>
          </table:table-cell>
          <table:table-cell table:style-name="ce22" table:number-columns-repeated="3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Draw 2(3) cards. Move 1(2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Eldritch Whim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9"/>
          <table:table-cell table:style-name="ce22" office:value-type="string" calcext:value-type="string">
            <text:p>Enable</text:p>
          </table:table-cell>
          <table:table-cell table:style-name="ce15" office:value-type="string" calcext:value-type="string">
            <text:p>Add a random boon to your hand. {Exhaust}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Fireman Lif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nable</text:p>
          </table:table-cell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Apply 4(6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Get Set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nable</text:p>
          </table:table-cell>
          <table:table-cell table:style-name="ce22" table:number-columns-repeated="4"/>
          <table:table-cell table:style-name="ce15" office:value-type="string" calcext:value-type="string">
            <text:p>Innate. Apply 1(2) grapple. Gain 8(11) block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Growing Drea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Apply 8(12) horror and increase the value of this card by 4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ind Read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3(5)</text:p>
          </table:table-cell>
          <table:table-cell table:style-name="ce22" table:number-columns-repeated="3"/>
          <table:table-cell table:style-name="ce22" office:value-type="string" calcext:value-type="string">
            <text:p>Payoff</text:p>
          </table:table-cell>
          <table:table-cell table:style-name="ce22" table:number-columns-repeated="4"/>
          <table:table-cell table:style-name="ce15" office:value-type="string" calcext:value-type="string">
            <text:p>If the enemy is grappled, draw 3(5) card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Modify Memory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4"/>
          <table:table-cell table:style-name="ce22" office:value-type="string" calcext:value-type="string">
            <text:p>3(5)</text:p>
          </table:table-cell>
          <table:table-cell table:style-name="ce22" table:number-columns-repeated="5"/>
          <table:table-cell table:style-name="ce15" office:value-type="string" calcext:value-type="string">
            <text:p>Move 3(5) cards from your draw pile to your discard pile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Out of Noth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1(0)</text:p>
          </table:table-cell>
          <table:table-cell table:style-name="ce22" table:number-columns-repeated="8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Out of Reach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6"/>
          <table:table-cell table:style-name="ce22" office:value-type="string" calcext:value-type="string">
            <text:p>Payoff</text:p>
          </table:table-cell>
          <table:table-cell table:style-name="ce22" table:number-columns-repeated="3"/>
          <table:table-cell table:style-name="ce15" office:value-type="string" calcext:value-type="string">
            <text:p><text:span text:style-name="T1">Gain 5(7) block for each grapple on ALL enemies. </text:span>Remove all grapple from ALL enemies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Petition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9"/>
          <table:table-cell table:style-name="ce22" office:value-type="string" calcext:value-type="string">
            <text:p>Enable</text:p>
          </table:table-cell>
          <table:table-cell table:style-name="ce15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Secret of the Deep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15" table:number-columns-repeated="7"/>
          <table:table-cell table:style-name="ce15" office:value-type="string" calcext:value-type="string">
            <text:p>Enable</text:p>
          </table:table-cell>
          <table:table-cell table:style-name="ce15" table:number-columns-repeated="2"/>
          <table:table-cell table:style-name="ce15" office:value-type="string" calcext:value-type="string">
            <text:p>Apply 1(10) Horror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7" office:value-type="string" calcext:value-type="string">
            <text:p>Unearthly Skin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Str</text:p>
          </table:table-cell>
          <table:table-cell table:style-name="ce22" table:number-columns-repeated="7"/>
          <table:table-cell table:style-name="ce15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Vitality Drain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string" calcext:value-type="string">
            <text:p>2(1)</text:p>
          </table:table-cell>
          <table:table-cell table:style-name="ce22" table:number-columns-repeated="3"/>
          <table:table-cell table:style-name="ce22" office:value-type="string" calcext:value-type="string">
            <text:p>-Str+</text:p>
          </table:table-cell>
          <table:table-cell table:style-name="ce22" table:number-columns-repeated="4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Enemy loses 1 strength for each Void in your Exhaust pile. Exhaust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Void Cage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8"/>
          <table:table-cell table:style-name="ce22" office:value-type="string" calcext:value-type="string">
            <text:p>Enable</text:p>
          </table:table-cell>
          <table:table-cell table:style-name="ce22"/>
          <table:table-cell table:style-name="ce15" office:value-type="string" calcext:value-type="string">
            <text:p>Devoid. Gain 22(28) block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Weight Training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Str+</text:p>
          </table:table-cell>
          <table:table-cell table:style-name="ce22" table:number-columns-repeated="7"/>
          <table:table-cell table:style-name="ce15" office:value-type="string" calcext:value-type="string">
            <text:p><text:span text:style-name="T1">Gain 2(+1) strength. Exhaust. Can be upgraded any number of times</text:span>.</text:p>
          </table:table-cell>
          <table:table-cell/>
        </table:table-row>
        <table:table-row table:style-name="ro1">
          <table:table-cell office:value-type="string" calcext:value-type="string">
            <text:p>ADDED</text:p>
          </table:table-cell>
          <table:table-cell table:style-name="ce15" office:value-type="string" calcext:value-type="string">
            <text:p>Whispers</text:p>
          </table:table-cell>
          <table:table-cell table:style-name="ce15" office:value-type="string" calcext:value-type="string">
            <text:p>Un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number-columns-repeated="7"/>
          <table:table-cell table:style-name="ce22" office:value-type="string" calcext:value-type="string">
            <text:p>Enable</text:p>
          </table:table-cell>
          <table:table-cell table:style-name="ce22" table:number-columns-repeated="2"/>
          <table:table-cell table:style-name="ce15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2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tats V 0.0.1" table:style-name="ta1">
        <table:table-column table:style-name="co12" table:number-columns-repeated="2" table:default-cell-style-name="ce19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'Version 0.0.1'.$E$1:$'Version 0.0.1'.$E$182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'Version 0.0.1'.$E$1:$'Version 0.0.1'.$E$182]; &quot;0*&quot;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'Version 0.0.1'.$E$1:$'Version 0.0.1'.$E$182]; &quot;1*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'Version 0.0.1'.$E$1:$'Version 0.0.1'.$E$182]; &quot;2*&quot;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'Version 0.0.1'.$E$1:$'Version 0.0.1'.$E$182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'Version 0.0.1'.$E$1:$'Version 0.0.1'.$E$182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'Version 0.0.1'.$C$1:$'Version 0.0.1'.$C$182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'Version 0.0.1'.$C$1:$'Version 0.0.1'.$C$182]; &quot;Common&quot;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'Version 0.0.1'.$C$1:$'Version 0.0.1'.$C$182]; &quot;Uncommon&quot;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'Version 0.0.1'.$C$1:$'Version 0.0.1'.$C$182]; &quot;Rare&quot;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'Version 0.0.1'.$C$1:$'Version 0.0.1'.$C$182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2" calcext:value-type="float">
            <text:p>7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'Version 0.0.1'.$D$1:$'Version 0.0.1'.$D$182]; &quot;Attack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'Version 0.0.1'.$D$1:$'Version 0.0.1'.$D$182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'Version 0.0.1'.$D$1:$'Version 0.0.1'.$D$182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2" calcext:value-type="float">
            <text:p>72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cratch Sheet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2" table:default-cell-style-name="ce18"/>
        <table:table-column table:style-name="co12" table:number-columns-repeated="10" table:default-cell-style-name="Default"/>
        <table:table-row table:style-name="ro1">
          <table:table-cell table:number-columns-repeated="4"/>
          <table:table-cell table:style-name="ce18" table:number-columns-repeated="7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1(2) cards. They cost 0 this turn. Exhaust.</text:p>
          </table:table-cell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string" calcext:value-type="string">
            <text:p>Plated Armor</text:p>
          </table:table-cell>
          <table:table-cell table:style-name="ce18" table:number-columns-repeated="4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Gain 6(8) Plated Armor. Exhaust.</text:p>
          </table:table-cell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3(4)</text:p>
          </table:table-cell>
          <table:table-cell table:style-name="ce18" table:number-columns-repeated="5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Draw 3(4) cards. Exhaust.</text:p>
          </table:table-cell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string" calcext:value-type="string">
            <text:p>Intangible</text:p>
          </table:table-cell>
          <table:table-cell table:style-name="ce18" table:number-columns-repeated="4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Gain 1(2) Intangible. Exhaust.</text:p>
          </table:table-cell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string" calcext:value-type="string">
            <text:p>+Dex+</text:p>
          </table:table-cell>
          <table:table-cell table:style-name="ce18" table:number-columns-repeated="4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Gain 2(3) dexterity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string" calcext:value-type="string">
            <text:p>+Str+</text:p>
          </table:table-cell>
          <table:table-cell table:style-name="ce18" table:number-columns-repeated="4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Gain 2(3) strength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3"/>
          <table:table-cell table:style-name="ce18" office:value-type="string" calcext:value-type="string">
            <text:p>Weak/Vuln</text:p>
          </table:table-cell>
          <table:table-cell table:style-name="ce18" table:number-columns-repeated="3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Apply 2(3) weak and 2(3) vulnerable to ALL enemies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*(*)</text:p>
          </table:table-cell>
          <table:table-cell table:style-name="ce18" table:number-columns-repeated="6"/>
          <table:table-cell table:style-name="ce18" office:value-type="string" calcext:value-type="string">
            <text:p>Enable</text:p>
          </table:table-cell>
          <table:table-cell table:style-name="ce18"/>
          <table:table-cell office:value-type="string" calcext:value-type="string">
            <text:p>Devoid. Gain *(*). Exhaust.</text:p>
          </table:table-cell>
        </table:table-row>
        <table:table-row table:style-name="ro1">
          <table:table-cell table:style-name="ce15" office:value-type="string" calcext:value-type="string">
            <text:p>Group Hug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Skill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5"/>
          <table:table-cell table:style-name="ce22" office:value-type="string" calcext:value-type="string">
            <text:p>Enable</text:p>
          </table:table-cell>
          <table:table-cell table:style-name="ce22" table:number-columns-repeated="3"/>
          <table:table-cell table:style-name="ce15" office:value-type="string" calcext:value-type="string">
            <text:p>Gain 8(11) block. Apply 1(2) Grapple to ALL enemies.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5" office:value-type="string" calcext:value-type="string">
            <text:p>Amnesia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9"/>
          <table:table-cell table:style-name="ce17" office:value-type="string" calcext:value-type="string">
            <text:p>Whenever you play a card, Exhaust it. At the start of your turn, return 3(5) cards from your exhaust pile to your hand.</text:p>
          </table:table-cell>
        </table:table-row>
        <table:table-row table:style-name="ro1">
          <table:table-cell table:style-name="ce16" office:value-type="string" calcext:value-type="string">
            <text:p>Weird Conduit</text:p>
          </table:table-cell>
          <table:table-cell table:style-name="ce16" office:value-type="string" calcext:value-type="string">
            <text:p>Uncommon</text:p>
          </table:table-cell>
          <table:table-cell table:style-name="ce16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office:value-type="string" calcext:value-type="string">
            <text:p>Payoff</text:p>
          </table:table-cell>
          <table:table-cell table:style-name="ce23"/>
          <table:table-cell table:style-name="ce16" office:value-type="string" calcext:value-type="string">
            <text:p>Devoid. Deal 4(6) damage for each Void card in your exhaust pile.</text:p>
          </table:table-cell>
        </table:table-row>
        <table:table-row table:style-name="ro1">
          <table:table-cell table:style-name="ce16" office:value-type="string" calcext:value-type="string">
            <text:p>Body Shield</text:p>
          </table:table-cell>
          <table:table-cell table:style-name="ce16" office:value-type="string" calcext:value-type="string">
            <text:p>Uncommon</text:p>
          </table:table-cell>
          <table:table-cell table:style-name="ce16" office:value-type="string" calcext:value-type="string">
            <text:p>Power</text:p>
          </table:table-cell>
          <table:table-cell table:style-name="ce23" office:value-type="string" calcext:value-type="string">
            <text:p>2(1)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3"/>
          <table:table-cell table:style-name="ce16" office:value-type="string" calcext:value-type="string">
            <text:p>Whenever an enemy attacks, deal 1 damage to all grappled enemies.</text:p>
          </table:table-cell>
        </table:table-row>
        <table:table-row table:style-name="ro1">
          <table:table-cell table:style-name="ce15" office:value-type="string" calcext:value-type="string">
            <text:p>Mountain Bomb</text:p>
          </table:table-cell>
          <table:table-cell table:style-name="ce15" office:value-type="string" calcext:value-type="string">
            <text:p>Common</text:p>
          </table:table-cell>
          <table:table-cell table:style-name="ce15" office:value-type="string" calcext:value-type="string">
            <text:p>Attack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4"/>
          <table:table-cell table:style-name="ce22" office:value-type="string" calcext:value-type="string">
            <text:p>Enable</text:p>
          </table:table-cell>
          <table:table-cell table:style-name="ce22" table:number-columns-repeated="4"/>
          <table:table-cell table:style-name="ce15" office:value-type="string" calcext:value-type="string">
            <text:p>Deal 5 damage. If the enemy intends to attack, gain 9(12) block and apply 2(3) grapple.</text:p>
          </table:table-cell>
        </table:table-row>
        <table:table-row table:style-name="ro1">
          <table:table-cell table:style-name="ce15" office:value-type="string" calcext:value-type="string">
            <text:p>Vanishing</text:p>
          </table:table-cell>
          <table:table-cell table:style-name="ce15" office:value-type="string" calcext:value-type="string">
            <text:p>Rare</text:p>
          </table:table-cell>
          <table:table-cell table:style-name="ce15" office:value-type="string" calcext:value-type="string">
            <text:p>Power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string" calcext:value-type="string">
            <text:p>+Dex+</text:p>
          </table:table-cell>
          <table:table-cell table:style-name="ce22" table:number-columns-repeated="4"/>
          <table:table-cell table:style-name="ce22" office:value-type="string" calcext:value-type="string">
            <text:p>Payoff</text:p>
          </table:table-cell>
          <table:table-cell table:style-name="ce22"/>
          <table:table-cell table:style-name="ce15" office:value-type="string" calcext:value-type="string">
            <text:p>(Innate.) Devoid. Whenever a Void card exhausts, gain 2 dexterity.</text:p>
          </table:table-cell>
        </table:table-row>
        <table:table-row table:style-name="ro1">
          <table:table-cell table:style-name="ce17" office:value-type="string" calcext:value-type="string">
            <text:p>Drag Behind</text:p>
          </table:table-cell>
          <table:table-cell table:style-name="ce16" office:value-type="string" calcext:value-type="string">
            <text:p>Uncommon</text:p>
          </table:table-cell>
          <table:table-cell table:style-name="ce16" office:value-type="string" calcext:value-type="string">
            <text:p>Attack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office:value-type="string" calcext:value-type="string">
            <text:p>Payoff</text:p>
          </table:table-cell>
          <table:table-cell table:style-name="ce23" table:number-columns-repeated="3"/>
          <table:table-cell table:style-name="ce16" office:value-type="string" calcext:value-type="string">
            <text:p>If the enemy is grappled, deal 9(14) damage.</text:p>
          </table:table-cell>
        </table:table-row>
        <table:table-row table:style-name="ro1" table:number-rows-repeated="104855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elics" table:style-name="ta1">
        <table:table-column table:style-name="co15" table:default-cell-style-name="Default"/>
        <table:table-column table:style-name="co14" table:default-cell-style-name="Default"/>
        <table:table-column table:style-name="co12" table:number-columns-repeated="12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office:value-type="string" calcext:value-type="string">
            <text:p>Gain * at the start of your turn. Shuffle 2 Void cards into your draw pile at the start of combat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ommon Relic</text:p>
          </table:table-cell>
          <table:table-cell office:value-type="string" calcext:value-type="string">
            <text:p>At the start of each combat, apply 1 grapple to all enemi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t the start of each combat, shuffle a boon into your draw pil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visibility Cape</text:p>
          </table:table-cell>
          <table:table-cell table:style-name="ce25" office:value-type="string" calcext:value-type="string">
            <text:p>Rare Relic</text:p>
          </table:table-cell>
          <table:table-cell table:style-name="ce25" office:value-type="string" calcext:value-type="string">
            <text:p>Whenever a Void card exhausts, gain 2 dexterity.</text:p>
          </table:table-cell>
          <table:table-cell table:number-columns-repeated="11"/>
        </table:table-row>
        <table:table-row table:style-name="ro1">
          <table:table-cell table:style-name="ce25" office:value-type="string" calcext:value-type="string">
            <text:p>Iron Gloves</text:p>
          </table:table-cell>
          <table:table-cell table:style-name="ce25" office:value-type="string" calcext:value-type="string">
            <text:p>Uncommon Relic</text:p>
          </table:table-cell>
          <table:table-cell table:style-name="ce25" office:value-type="string" calcext:value-type="string">
            <text:p>Grapple is affected by Strength.</text:p>
          </table:table-cell>
          <table:table-cell table:style-name="ce26" table:number-columns-repeated="11"/>
        </table:table-row>
        <table:table-row table:style-name="ro1">
          <table:table-cell office:value-type="string" calcext:value-type="string">
            <text:p>Silk Gloves</text:p>
          </table:table-cell>
          <table:table-cell office:value-type="string" calcext:value-type="string">
            <text:p>Uncommon Relic</text:p>
          </table:table-cell>
          <table:table-cell table:style-name="ce25" office:value-type="string" calcext:value-type="string">
            <text:p>Grapple is affected by Dexterity.</text:p>
          </table:table-cell>
          <table:table-cell table:style-name="ce26" table:number-columns-repeated="11"/>
        </table:table-row>
      </table:table>
      <table:named-expressions/>
      <table:database-ranges>
        <table:database-range table:name="__Anonymous_Sheet_DB__0" table:target-range-address="'Version 0.0.2'.A1:'Version 0.0.2'.R73">
          <table:sort>
            <table:sort-by table:field-number="2" table:data-type="automatic"/>
          </table:sort>
        </table:database-range>
        <table:database-range table:name="__Anonymous_Sheet_DB__2" table:target-range-address="'Version 0.0.1'.A1:'Version 0.0.1'.Q7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0:25:09.3587148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45:31.420211293</meta:creation-date>
    <dc:date>2020-06-02T12:58:17.607710015</dc:date>
    <meta:editing-duration>P5DT12H20M33S</meta:editing-duration>
    <meta:editing-cycles>198</meta:editing-cycles>
    <meta:generator>LibreOffice/6.0.7.3$Linux_X86_64 LibreOffice_project/00m0$Build-3</meta:generator>
    <meta:document-statistic meta:table-count="6" meta:cell-count="1302" meta:object-count="0"/>
  </office:meta>
</office:document-meta>
</file>